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2.0319in"/>
    </style:style>
    <style:style style:name="co4" style:family="table-column">
      <style:table-column-properties fo:break-before="auto" style:column-width="1.4528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1.6819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1.6165in"/>
    </style:style>
    <style:style style:name="co9" style:family="table-column">
      <style:table-column-properties fo:break-before="auto" style:column-width="1.9008in"/>
    </style:style>
    <style:style style:name="co11" style:family="table-column">
      <style:table-column-properties fo:break-before="auto" style:column-width="1.8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table table:name="Blad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Naam</text:p>
          </table:table-cell>
          <table:table-cell table:style-name="ce1" office:value-type="string">
            <text:p>Taak</text:p>
          </table:table-cell>
          <table:table-cell table:style-name="ce1" office:value-type="string">
            <text:p>Begin tijd</text:p>
          </table:table-cell>
          <table:table-cell table:style-name="ce1" office:value-type="string">
            <text:p>Eind tijd</text:p>
          </table:table-cell>
          <table:table-cell table:style-name="ce1" office:value-type="string">
            <text:p>totaal uren gewerkt</text:p>
          </table:table-cell>
          <table:table-cell table:style-name="ce1" office:value-type="string">
            <text:p>uurtarief</text:p>
          </table:table-cell>
          <table:table-cell table:style-name="ce1" office:value-type="string">
            <text:p>totaalbedrag</text:p>
          </table:table-cell>
          <table:table-cell table:style-name="ce1" office:value-type="string">
            <text:p>telefoonnummer</text:p>
          </table:table-cell>
          <table:table-cell table:style-name="ce1" office:value-type="string">
            <text:p>Email</text:p>
          </table:table-cell>
        </table:table-row>
        <table:table-row table:style-name="ro2">
          <table:table-cell office:value-type="string">
            <text:p>Karel kachelkrocht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2]-[.C2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2]*[.F2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berend boterkoek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3]-[.C3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3]*[.F3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rend appelgebak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4]-[.C4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4]*[.F4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bart barrelbond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5]-[.C5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5]*[.F5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david dankel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6]-[.C6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6]*[.F6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gerard graag</text:p>
          </table:table-cell>
          <table:table-cell office:value-type="string">
            <text:p>opbouw Grot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7]-[.C7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7]*[.F7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william wortel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8]-[.C8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8]*[.F8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ob jolig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9]-[.C9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9]*[.F9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acob jaknikker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10]-[.C10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10]*[.F10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frans fanaat</text:p>
          </table:table-cell>
          <table:table-cell office:value-type="string">
            <text:p>opbouw Kleine zaal</text:p>
          </table:table-cell>
          <table:table-cell office:value-type="time" office:time-value="PT06H00M00S">
            <text:p>06:00:00 AM</text:p>
          </table:table-cell>
          <table:table-cell office:value-type="time" office:time-value="PT12H00M00S">
            <text:p>12:00:00 PM</text:p>
          </table:table-cell>
          <table:table-cell table:formula="of:=HOUR([.D11]-[.C11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([.E11]*[.F11])" office:value-type="float" office:value="120">
            <text:p>12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Louk rikker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2]-[.C12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12]*[.F12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ick rakker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3]-[.C13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13]*[.F13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elle de wijn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4]-[.C14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14]*[.F14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Gerrald Jongsma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5]-[.C15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15]*[.F15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obert robe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6]-[.C16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16]*[.F16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mari zeilstra</text:p>
          </table:table-cell>
          <table:table-cell office:value-type="string">
            <text:p>Rigging en lampen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7]-[.C17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17]*[.F17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Sebatian hottel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8]-[.C18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18]*[.F18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Kylian van burken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19]-[.C19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19]*[.F19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rya van Eersel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20]-[.C20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20]*[.F20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inse Folkertsma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21]-[.C21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21]*[.F21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lmir van zeist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22]-[.C22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22]*[.F22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Orrin leegwater</text:p>
          </table:table-cell>
          <table:table-cell office:value-type="string">
            <text:p>PA Inhangen</text:p>
          </table:table-cell>
          <table:table-cell table:style-name="ce3" office:value-type="time" office:time-value="PT09H00M00S">
            <text:p>09:00:00</text:p>
          </table:table-cell>
          <table:table-cell office:value-type="time" office:time-value="PT15H00M00S">
            <text:p>03:00:00 PM</text:p>
          </table:table-cell>
          <table:table-cell table:formula="of:=HOUR([.D23]-[.C23])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([.E23]*[.F23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Germen Gielen</text:p>
          </table:table-cell>
          <table:table-cell office:value-type="string">
            <text:p>Systeem inmeten</text:p>
          </table:table-cell>
          <table:table-cell office:value-type="time" office:time-value="PT15H00M00S">
            <text:p>03:00:00 PM</text:p>
          </table:table-cell>
          <table:table-cell office:value-type="time" office:time-value="PT18H00M00S">
            <text:p>06:00:00 PM</text:p>
          </table:table-cell>
          <table:table-cell table:formula="of:=HOUR([.D24]-[.C24])"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([.E24]*[.F24])" office:value-type="float" office:value="150">
            <text:p>1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ohnny hermsen</text:p>
          </table:table-cell>
          <table:table-cell office:value-type="string">
            <text:p>Lichttechnicus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25]-[.C25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25]*[.F25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Durk Strikwerda</text:p>
          </table:table-cell>
          <table:table-cell office:value-type="string">
            <text:p>Lichttechnicus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26]-[.C26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26]*[.F26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Maurits oortwijn</text:p>
          </table:table-cell>
          <table:table-cell office:value-type="string">
            <text:p>Front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27]-[.C27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27]*[.F27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ilco verhallen</text:p>
          </table:table-cell>
          <table:table-cell office:value-type="string">
            <text:p>Monitor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28]-[.C28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28]*[.F28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issam van der werf</text:p>
          </table:table-cell>
          <table:table-cell office:value-type="string">
            <text:p>Front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29]-[.C29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29]*[.F29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Carolus van laar</text:p>
          </table:table-cell>
          <table:table-cell office:value-type="string">
            <text:p>Monitor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0]-[.C30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30]*[.F30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esmer leerentveld</text:p>
          </table:table-cell>
          <table:table-cell office:value-type="string">
            <text:p>Stagehand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1]-[.C31])"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E31]*[.F31])" office:value-type="float" office:value="200">
            <text:p>2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Daniel messing</text:p>
          </table:table-cell>
          <table:table-cell office:value-type="string">
            <text:p>Stagehand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2]-[.C32])"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E32]*[.F32])" office:value-type="float" office:value="200">
            <text:p>2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ichard ijzer</text:p>
          </table:table-cell>
          <table:table-cell office:value-type="string">
            <text:p>Stagehand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3]-[.C33])"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E33]*[.F33])" office:value-type="float" office:value="200">
            <text:p>2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cliff bakkum</text:p>
          </table:table-cell>
          <table:table-cell office:value-type="string">
            <text:p>Stagehand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4]-[.C34])"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([.E34]*[.F34])" office:value-type="float" office:value="200">
            <text:p>2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Edgar jansen</text:p>
          </table:table-cell>
          <table:table-cell office:value-type="string">
            <text:p>Stagemanager Grot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5]-[.C35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35]*[.F35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simon boers</text:p>
          </table:table-cell>
          <table:table-cell office:value-type="string">
            <text:p>Stagemanager Kleine zaal</text:p>
          </table:table-cell>
          <table:table-cell office:value-type="time" office:time-value="PT15H00M00S">
            <text:p>03:00:00 PM</text:p>
          </table:table-cell>
          <table:table-cell office:value-type="time" office:time-value="PT01H00M00S">
            <text:p>01:00:00 AM</text:p>
          </table:table-cell>
          <table:table-cell table:formula="of:=HOUR([.D36]-[.C36])"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([.E36]*[.F36])" office:value-type="float" office:value="350">
            <text:p>35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Peter Plingel</text:p>
          </table:table-cell>
          <table:table-cell office:value-type="string">
            <text:p>Piano stemmer</text:p>
          </table:table-cell>
          <table:table-cell office:value-type="time" office:time-value="PT18H45M00S">
            <text:p>06:45:00 PM</text:p>
          </table:table-cell>
          <table:table-cell office:value-type="time" office:time-value="PT21H00M00S">
            <text:p>09:00:00 PM</text:p>
          </table:table-cell>
          <table:table-cell table:formula="of:=HOUR([.D37]-[.C37])" office:value-type="float" office:value="2">
            <text:p>2</text:p>
          </table:table-cell>
          <table:table-cell office:value-type="float" office:value="50">
            <text:p>50</text:p>
          </table:table-cell>
          <table:table-cell table:formula="of:=([.E37]*[.F37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Peter@plingel.com">Peter@plingel.com</text:a></text:p>
          </table:table-cell>
        </table:table-row>
        <table:table-row table:style-name="ro2">
          <table:table-cell office:value-type="string">
            <text:p>Louk rikker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38]-[.C38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38]*[.F38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ick rakker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39]-[.C39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39]*[.F39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elle de wijn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0]-[.C40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0]*[.F40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Gerrald Jongsma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1]-[.C41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1]*[.F41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obert robe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2]-[.C42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2]*[.F42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mari zeilstra</text:p>
          </table:table-cell>
          <table:table-cell office:value-type="string">
            <text:p>Rigging en lampen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3]-[.C43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3]*[.F43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Sebatian hottel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4]-[.C44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4]*[.F44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Kylian van burken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5]-[.C45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5]*[.F45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rya van Eersel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6]-[.C46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6]*[.F46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Rinse Folkertsma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7]-[.C47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7]*[.F47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lmir van zeist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8]-[.C48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8]*[.F48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Orrin leegwater</text:p>
          </table:table-cell>
          <table:table-cell office:value-type="string">
            <text:p>PA Afbreken</text:p>
          </table:table-cell>
          <table:table-cell office:value-type="time" office:time-value="PT01H00M00S">
            <text:p>01:00:00 AM</text:p>
          </table:table-cell>
          <table:table-cell office:value-type="time" office:time-value="PT04H00M00S">
            <text:p>04:00:00 AM</text:p>
          </table:table-cell>
          <table:table-cell table:formula="of:=HOUR([.D49]-[.C49])"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([.E49]*[.F49])" office:value-type="float" office:value="75">
            <text:p>75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Karel kachelkrocht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0]-[.C50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0]*[.F50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berend boterkoek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1]-[.C51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1]*[.F51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arend appelgebak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2]-[.C52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2]*[.F52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bart barrelbond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3]-[.C53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3]*[.F53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david dankel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4]-[.C54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4]*[.F54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gerard graag</text:p>
          </table:table-cell>
          <table:table-cell office:value-type="string">
            <text:p>Afbreken Grot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5]-[.C55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5]*[.F55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william wortel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6]-[.C56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6]*[.F56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ob jolig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7]-[.C57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7]*[.F57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jacob jaknikker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8]-[.C58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8]*[.F58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2">
          <table:table-cell office:value-type="string">
            <text:p>frans fanaat</text:p>
          </table:table-cell>
          <table:table-cell office:value-type="string">
            <text:p>Afbreken Kleine zaal</text:p>
          </table:table-cell>
          <table:table-cell office:value-type="time" office:time-value="PT01H00M00S">
            <text:p>01:00:00 AM</text:p>
          </table:table-cell>
          <table:table-cell office:value-type="time" office:time-value="PT06H00M00S">
            <text:p>06:00:00 AM</text:p>
          </table:table-cell>
          <table:table-cell table:formula="of:=HOUR([.D59]-[.C59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E59]*[.F59])" office:value-type="float" office:value="100">
            <text:p>100</text:p>
          </table:table-cell>
          <table:table-cell office:value-type="string">
            <text:p>+31 6 12345678</text:p>
          </table:table-cell>
          <table:table-cell office:value-type="string">
            <text:p><text:a xlink:href="mailto:werknemer@example.com">werknemer@example.com</text:a>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>
            <text:p>Totaal bedrag</text:p>
          </table:table-cell>
          <table:table-cell table:formula="of:=SUM([.G2:.G58])" office:value-type="float" office:value="8650">
            <text:p>8650</text:p>
          </table:table-cell>
          <table:table-cell table:number-columns-repeated="2"/>
        </table:table-row>
      </table:table>
      <table:table table:name="Blad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9">01/09/2022</text:date>, <text:time>16:58: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9T14:23:36.29</meta:creation-date>
    <meta:generator>OpenOffice/4.1.9$Win32 OpenOffice.org_project/419m1$Build-9805</meta:generator>
    <dc:date>2022-01-09T16:58:38.58</dc:date>
    <meta:editing-duration>PT59M33S</meta:editing-duration>
    <meta:editing-cycles>4</meta:editing-cycles>
    <meta:document-statistic meta:table-count="3" meta:cell-count="533" meta:object-count="0"/>
  </office:meta>
</office:document-meta>
</file>